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40bb"/>
    </style:style>
    <style:style style:name="P2" style:family="paragraph" style:parent-style-name="Standard">
      <style:text-properties fo:font-weight="bold" officeooo:rsid="000c40bb" officeooo:paragraph-rsid="000c40bb" style:font-weight-asian="bold" style:font-weight-complex="bold"/>
    </style:style>
    <style:style style:name="P3" style:family="paragraph" style:parent-style-name="Standard">
      <style:text-properties fo:font-weight="bold" officeooo:rsid="000de4ad" officeooo:paragraph-rsid="000de4ad" style:font-weight-asian="bold" style:font-weight-complex="bold"/>
    </style:style>
    <style:style style:name="P4" style:family="paragraph" style:parent-style-name="Standard">
      <style:text-properties officeooo:paragraph-rsid="000d3459"/>
    </style:style>
    <style:style style:name="P5" style:family="paragraph" style:parent-style-name="Standard">
      <style:text-properties fo:font-weight="normal" officeooo:rsid="000d3459" officeooo:paragraph-rsid="000d3459" style:font-weight-asian="normal" style:font-weight-complex="normal"/>
    </style:style>
    <style:style style:name="P6" style:family="paragraph" style:parent-style-name="Standard">
      <style:text-properties fo:font-weight="normal" officeooo:rsid="000de4ad" officeooo:paragraph-rsid="000de4ad" style:font-weight-asian="normal" style:font-weight-complex="normal"/>
    </style:style>
    <style:style style:name="P7" style:family="paragraph" style:parent-style-name="Standard">
      <style:text-properties fo:font-weight="normal" officeooo:rsid="000f0d9a" officeooo:paragraph-rsid="000f0d9a" style:font-weight-asian="normal" style:font-weight-complex="normal"/>
    </style:style>
    <style:style style:name="P8" style:family="paragraph" style:parent-style-name="Standard">
      <style:text-properties officeooo:paragraph-rsid="000f0d9a"/>
    </style:style>
    <style:style style:name="P9" style:family="paragraph" style:parent-style-name="Standard">
      <style:text-properties officeooo:paragraph-rsid="00139bfd"/>
    </style:style>
    <style:style style:name="P10" style:family="paragraph" style:parent-style-name="Standard">
      <style:text-properties officeooo:paragraph-rsid="0013c917"/>
    </style:style>
    <style:style style:name="P11" style:family="paragraph" style:parent-style-name="Standard">
      <style:text-properties fo:font-weight="bold" officeooo:rsid="000f0d9a" officeooo:paragraph-rsid="000d3459" style:font-weight-asian="bold" style:font-weight-complex="bold"/>
    </style:style>
    <style:style style:name="P12" style:family="paragraph" style:parent-style-name="Standard">
      <style:text-properties fo:font-weight="bold" officeooo:rsid="000de4ad" officeooo:paragraph-rsid="0015debc" style:font-weight-asian="bold" style:font-weight-complex="bold"/>
    </style:style>
    <style:style style:name="P13" style:family="paragraph" style:parent-style-name="Standard">
      <style:text-properties fo:font-weight="normal" officeooo:rsid="000c40bb" officeooo:paragraph-rsid="000d3459" style:font-weight-asian="normal" style:font-weight-complex="normal"/>
    </style:style>
    <style:style style:name="P14" style:family="paragraph" style:parent-style-name="Standard">
      <style:text-properties fo:font-weight="normal" officeooo:rsid="000de4ad" officeooo:paragraph-rsid="0015debc" style:font-weight-asian="normal" style:font-weight-complex="normal"/>
    </style:style>
    <style:style style:name="P15" style:family="paragraph" style:parent-style-name="Standard">
      <style:text-properties fo:font-variant="normal" fo:text-transform="none" fo:color="#202122" style:font-name="Liberation Serif" fo:font-size="12pt" fo:letter-spacing="normal" fo:font-style="normal" fo:font-weight="normal" officeooo:rsid="0013c917" officeooo:paragraph-rsid="0013c917" style:font-size-asian="12pt" style:font-size-complex="12pt"/>
    </style:style>
    <style:style style:name="P16" style:family="paragraph" style:parent-style-name="Standard">
      <style:text-properties officeooo:rsid="0013c917" officeooo:paragraph-rsid="0013c917"/>
    </style:style>
    <style:style style:name="P17" style:family="paragraph" style:parent-style-name="Standard">
      <style:paragraph-properties style:writing-mode="lr-tb"/>
      <style:text-properties fo:font-variant="normal" fo:text-transform="none" fo:color="#202122" style:font-name="Liberation Serif" fo:font-size="12pt" fo:letter-spacing="normal" fo:font-style="normal" fo:font-weight="normal" officeooo:rsid="0013c917" officeooo:paragraph-rsid="0013c917" style:font-size-asian="12pt" style:font-size-complex="12pt"/>
    </style:style>
    <style:style style:name="P18" style:family="paragraph" style:parent-style-name="Standard">
      <style:paragraph-properties style:writing-mode="lr-tb"/>
      <style:text-properties fo:font-variant="normal" fo:text-transform="none" fo:color="#202122" style:font-name="Liberation Serif" fo:font-size="12pt" fo:letter-spacing="normal" fo:font-style="normal" fo:font-weight="normal" officeooo:rsid="0013c917" officeooo:paragraph-rsid="00190392" style:font-size-asian="12pt" style:font-size-complex="12pt"/>
    </style:style>
    <style:style style:name="P19" style:family="paragraph" style:parent-style-name="Standard">
      <style:paragraph-properties style:writing-mode="lr-tb"/>
      <style:text-properties fo:font-variant="normal" fo:text-transform="none" fo:color="#202122" style:font-name="Liberation Serif" fo:font-size="12pt" fo:letter-spacing="normal" fo:font-style="normal" fo:font-weight="normal" officeooo:rsid="001bcfd5" officeooo:paragraph-rsid="001bcfd5" style:font-size-asian="12pt" style:font-size-complex="12pt"/>
    </style:style>
    <style:style style:name="P20" style:family="paragraph" style:parent-style-name="Standard">
      <style:paragraph-properties style:writing-mode="lr-tb"/>
      <style:text-properties fo:font-variant="normal" fo:text-transform="none" fo:color="#202122" style:font-name="Liberation Serif" fo:font-size="12pt" fo:letter-spacing="normal" fo:font-style="normal" fo:font-weight="bold" officeooo:rsid="001bcfd5" officeooo:paragraph-rsid="001bcfd5" style:font-size-asian="12pt" style:font-weight-asian="bold" style:font-size-complex="12pt" style:font-weight-complex="bold"/>
    </style:style>
    <style:style style:name="T1" style:family="text">
      <style:text-properties officeooo:rsid="000c40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40bb" style:font-weight-asian="bold" style:font-weight-complex="bold"/>
    </style:style>
    <style:style style:name="T4" style:family="text">
      <style:text-properties fo:font-weight="bold" officeooo:rsid="000d3459" style:font-weight-asian="bold" style:font-weight-complex="bold"/>
    </style:style>
    <style:style style:name="T5" style:family="text">
      <style:text-properties fo:font-weight="bold" officeooo:rsid="000f0d9a" style:font-weight-asian="bold" style:font-weight-complex="bold"/>
    </style:style>
    <style:style style:name="T6" style:family="text">
      <style:text-properties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c40bb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39bf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0d3459" style:font-weight-asian="normal" style:font-weight-complex="normal"/>
    </style:style>
    <style:style style:name="T12" style:family="text">
      <style:text-properties officeooo:rsid="000d3459"/>
    </style:style>
    <style:style style:name="T13" style:family="text">
      <style:text-properties officeooo:rsid="000f0d9a"/>
    </style:style>
    <style:style style:name="T14" style:family="text">
      <style:text-properties officeooo:rsid="0010ef7c"/>
    </style:style>
    <style:style style:name="T15" style:family="text">
      <style:text-properties officeooo:rsid="0011c071"/>
    </style:style>
    <style:style style:name="T16" style:family="text">
      <style:text-properties officeooo:rsid="00139bfd"/>
    </style:style>
    <style:style style:name="T17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202122" style:font-name="Liberation Serif" fo:font-size="12pt" fo:letter-spacing="normal" fo:font-style="normal" fo:font-weight="normal" officeooo:rsid="0013c917" style:font-size-asian="12pt" style:font-size-complex="12pt"/>
    </style:style>
    <style:style style:name="T20" style:family="text">
      <style:text-properties fo:font-variant="normal" fo:text-transform="none" fo:color="#202122" style:font-name="Liberation Serif" fo:font-size="12pt" fo:letter-spacing="normal" fo:font-style="normal" style:font-size-asian="12pt" style:font-size-complex="12pt"/>
    </style:style>
    <style:style style:name="T21" style:family="text">
      <style:text-properties style:font-name="Liberation Serif" fo:font-size="12pt" fo:font-weight="normal" officeooo:rsid="00139bfd" style:font-size-asian="12pt" style:font-weight-asian="normal" style:font-size-complex="12pt" style:font-weight-complex="normal"/>
    </style:style>
    <style:style style:name="T22" style:family="text">
      <style:text-properties officeooo:rsid="0016d59b"/>
    </style:style>
    <style:style style:name="T23" style:family="text">
      <style:text-properties officeooo:rsid="00190392"/>
    </style:style>
    <style:style style:name="T24" style:family="text">
      <style:text-properties officeooo:rsid="0019528c"/>
    </style:style>
    <style:style style:name="T25" style:family="text">
      <style:text-properties officeooo:rsid="001ae51f"/>
    </style:style>
    <style:style style:name="T26" style:family="text">
      <style:text-properties officeooo:rsid="001d451b"/>
    </style:style>
    <style:style style:name="T27" style:family="text">
      <style:text-properties officeooo:rsid="001f42b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fo:padding="0.0193in" fo:border="none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mple Online Real Time algorithm steps was :</text:p>
      <text:p text:style-name="P1"><text:span text:style-name="T1">1) <text:s/>defined on the eight dimensional state space (</text:span><text:span text:style-name="T8">u, v, γ, h, x˙, y˙, γ˙, h˙</text:span><text:span text:style-name="T1">) </text:span>that contains the <text:span text:style-name="T1">bounding box center position (</text:span><text:span text:style-name="T8">u, v</text:span><text:span text:style-name="T1">), aspect ratio </text:span><text:span text:style-name="T8">γ</text:span><text:span text:style-name="T1">, height </text:span><text:span text:style-name="T8">h</text:span><text:span text:style-name="T1">, and their respective velocities in image coordinates and <text:s/></text:span>We use a standard Kalman filter with constant velocity motion and linear observation model</text:p>
      <text:p text:style-name="P4"><text:span text:style-name="T1">2) </text:span>For each track <text:span text:style-name="T7">k</text:span> we count the number of frames since the last successful measurement association <text:span text:style-name="T7">ak</text:span>.</text:p>
      <text:p text:style-name="P4">This counter is incremented during Kalman filter prediction and reset to 0 when the track has been associated with a measurement.</text:p>
      <text:p text:style-name="P4"><text:span text:style-name="T12">3) </text:span>Tracks that exceed a predefined maximum age<text:span text:style-name="T7"> Amax</text:span> are considered to have left the scene and are deleted from the track set.</text:p>
      <text:p text:style-name="P4"><text:span text:style-name="T12">4) </text:span>New track hypotheses are initiated for each detection that cannot be associated to an existing track.</text:p>
      <text:p text:style-name="P4"><text:span text:style-name="T12">PS: </text:span>These new tracks are classified as tentative during their first three frames. During this time, we expect a successful measurement association at each time step. Tracks that are not successfully associated to a measurement within their first three frames are deleted.</text:p>
      <text:p text:style-name="P8"><text:span text:style-name="T13">5) </text:span>the association between the predicted Kalman states and newly arrived measurements <text:span text:style-name="T13">converted to </text:span>assignment problem that can be solved using the Hungarian algorithm <text:span text:style-name="T14">and the cost metric is the Intersection Over union between them</text:span>. <text:span text:style-name="T13"><text:s/></text:span></text:p>
      <text:p text:style-name="P4"/>
      <text:p text:style-name="P4"><text:span text:style-name="T12">Cons of this approach is </text:span>a relatively high number of identity switches <text:span text:style-name="T12">t</text:span>his is, because the employed association metric is only accurate when state estimation uncertainty is low <text:span text:style-name="T13">t</text:span>herefore, SORT has a deficiency in tracking through occlusions as they typically appear in frontal-view camera scenes.</text:p>
      <text:p text:style-name="P4">We overcome this issue by replacing the association metric with a more informed metric that combines motion and appearance information <text:span text:style-name="T13">and we will see that in </text:span><text:span text:style-name="T5">Deep SORT.</text:span></text:p>
      <text:p text:style-name="P11"/>
      <text:p text:style-name="P7">Glimpse in this work :</text:p>
      <text:p text:style-name="P7">We overcome this issue by replacing the association metric with a more informed metric that combines motion and appearance information. In particular, we apply a convolutional neural network (CNN) that has been trained to discriminate pedestrians on a large-scale person data-set. Through integration of this network we increase robustness against misses and occlusions while keeping the system easy to implement, efficient, and applicable to online scenarios. </text:p>
      <text:p text:style-name="P4"/>
      <text:p text:style-name="P4"><text:span text:style-name="T3">Simple Online Real Time </text:span><text:span text:style-name="T4">With A Deep Association Metric</text:span><text:span text:style-name="T3"> algorithm steps was :</text:span></text:p>
      <text:p text:style-name="P13">Due to deep association metric extension we are able to track objects through longer periods of occlusions, effectively reducing the number of identity switches.</text:p>
      <text:p text:style-name="P5">the same steps above but different <text:s/>solve for assignment <text:s/>problem</text:p>
      <text:p text:style-name="P6">there for we app</text:p>
      <text:p text:style-name="P3">Assignment Problem:</text:p>
      <text:p text:style-name="P6">Into this problem formulation we integrate motion and appearance information through combination of two appropriate metrics:</text:p>
      <text:p text:style-name="P3">motion information:</text:p>
      <text:p text:style-name="P6">we use the (squared) Mahalanobis distance between predicted Kalman states and newly arrived measurements :<draw:frame draw:style-name="fr1" draw:name="Object1" text:anchor-type="as-char" svg:y="-0.1744in" svg:width="2.1555in" svg:height="0.2346in" draw:z-index="0"><draw:object xlink:href="./Object 1" xlink:type="simple" xlink:show="embed" xlink:actuate="onLoad"/><draw:image xlink:href="./ObjectReplacements/Object 1" xlink:type="simple" xlink:show="embed" xlink:actuate="onLoad"/></draw:frame>. . . <text:span text:style-name="T15">(1)</text:span></text:p>
      <text:p text:style-name="P5">where we denote the projection of the i-th track distribution into measurement space by <draw:frame draw:style-name="fr1" draw:name="Object2" text:anchor-type="as-char" svg:y="-0.152in" svg:width="0.5217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</text:p>
      <text:p text:style-name="P5">and the j-th bounding box detection by <draw:frame draw:style-name="fr1" draw:name="Object3" text:anchor-type="as-char" svg:y="-0.1484in" svg:width="0.2193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. </text:p>
      <text:p text:style-name="P4"><text:span text:style-name="T11">The Mahalanobis distance takes state estimation uncertainty into account by measuring how many </text:span>standard deviations the detection is away from the mean track location.</text:p>
      <text:p text:style-name="P9">Further, using this metric it is possible to <text:span text:style-name="T7">exclude unlikely associations </text:span>by thresholding the Mahalanobis distance at a <text:span text:style-name="T7">95% </text:span><text:span text:style-name="T9">confidence.</text:span></text:p>
      <text:p text:style-name="P9"><text:s/>denote this decision with an indicator: <draw:frame draw:style-name="fr1" draw:name="Object4" text:anchor-type="as-char" svg:y="-0.1744in" svg:width="1.4071in" svg:height="0.23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 . . <text:span text:style-name="T16">(2)</text:span></text:p>
      <text:p text:style-name="P9">that evaluates to 1 if the association between the i-th track and j-th detection is admissible.</text:p>
      <text:p text:style-name="P10"><text:soft-page-break/>For our four dimensional measurement space the corresponding Mahalanobis threshold <draw:frame draw:style-name="fr1" draw:name="Object5" text:anchor-type="as-char" svg:y="-0.1744in" svg:width="0.8598in" svg:height="0.2102in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P10"><text:span text:style-name="T21">PS: <text:s/></text:span><text:span text:style-name="T17">Mahalanobis distance </text:span><text:span text:style-name="T19">is a measure of the distance between a point P and a distribution D,</text:span></text:p>
      <text:p text:style-name="P15">and it’s a multi-dimensional generalization of the idea of measuring how many standard deviations away P is from the mean of <text:s/>D.</text:p>
      <text:p text:style-name="P15">this distance is zero if P is at the mean of D and grows as P moves away from the mean.</text:p>
      <text:p text:style-name="P16"><text:a xlink:type="simple" xlink:href="https://en.wikipedia.org/wiki/Mahalanobis_distance" text:style-name="Internet_20_link" text:visited-style-name="Visited_20_Internet_20_Link"><text:span text:style-name="T18">https://en.wikipedia.org/wiki/Mahalanobis_distance</text:span></text:a></text:p>
      <text:p text:style-name="P14"><text:span text:style-name="T18"/></text:p>
      <text:p text:style-name="P12"><text:span text:style-name="T20">appearance information:</text:span></text:p>
      <text:p text:style-name="P14"><text:span text:style-name="T20">In particular, unaccounted camera motion can introduce rapid displacements in the image plane, making the Mahalanobis distance a rather uninformed metric for tracking through occlusions. Therefore, we integrate a second metric into the assignment problem.</text:span></text:p>
      <text:p text:style-name="P15">For each bounding box detection<draw:frame draw:style-name="fr2" draw:name="Object6" text:anchor-type="as-char" svg:y="-0.1681in" svg:width="0.2583in" svg:height="0.248in" draw:z-index="5"><draw:object xlink:href="./Object 6" xlink:type="simple" xlink:show="embed" xlink:actuate="onLoad"/><draw:image xlink:href="./ObjectReplacements/Object 6" xlink:type="simple" xlink:show="embed" xlink:actuate="onLoad"/></draw:frame>we compute an appearance descriptor<draw:frame draw:style-name="fr3" draw:name="Object7" text:anchor-type="as-char" svg:y="-0.1484in" svg:width="0.2in" svg:height="0.2091in" draw:z-index="6"><draw:object xlink:href="./Object 7" xlink:type="simple" xlink:show="embed" xlink:actuate="onLoad"/><draw:image xlink:href="./ObjectReplacements/Object 7" xlink:type="simple" xlink:show="embed" xlink:actuate="onLoad"/></draw:frame>with<draw:frame draw:style-name="fr3" draw:name="Object8" text:anchor-type="as-char" svg:y="-0.1484in" svg:width="0.5752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17">Further, we keep a gallery <draw:frame draw:style-name="fr3" draw:name="Object9" text:anchor-type="as-char" svg:y="-0.1752in" svg:width="0.8634in" svg:height="0.2354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22">of the last</text:span><draw:frame draw:style-name="fr3" draw:name="Object10" text:anchor-type="as-char" svg:y="-0.1484in" svg:width="0.6256in" svg:height="0.2091in" draw:z-index="9"><draw:object xlink:href="./Object 10" xlink:type="simple" xlink:show="embed" xlink:actuate="onLoad"/><draw:image xlink:href="./ObjectReplacements/Object 10" xlink:type="simple" xlink:show="embed" xlink:actuate="onLoad"/></draw:frame>associated appearance descriptors for each track k.</text:p>
      <text:p text:style-name="P17">Then, our second metric measures the smallest cosine distance between the i-th track and j-th detection in appearance space:</text:p>
      <text:p text:style-name="P17"><draw:frame draw:style-name="fr1" draw:name="Object11" text:anchor-type="as-char" svg:y="-0.1744in" svg:width="2.2134in" svg:height="0.23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. . . <text:span text:style-name="T24">(3)</text:span></text:p>
      <text:p text:style-name="P17">Again, we introduce a binary variable to indicate if an association is admissible according to this metric : <text:s/><draw:frame draw:style-name="fr1" draw:name="Object12" text:anchor-type="as-char" svg:y="-0.1744in" svg:width="1.4075in" svg:height="0.234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. . . <text:span text:style-name="T24">(4)</text:span></text:p>
      <text:p text:style-name="P18">In combination, both metrics complement each other by serving different aspects of the assignment problem.</text:p>
      <text:p text:style-name="P18"><text:span text:style-name="T23">o</text:span>n the one hand, the Mahalanobis distance useful for short-term predictions <text:span text:style-name="T23">and</text:span> <text:span text:style-name="T23">o</text:span>n the other hand, the cosine distance particularly useful to recover identities after long-term occlusions, when motion is less discriminative.</text:p>
      <text:p text:style-name="P18">To build the association problem we combine both metrics using a weighted sum <text:span text:style-name="T25"><draw:frame draw:style-name="fr3" draw:name="Object13" text:anchor-type="as-char" svg:y="-0.1744in" svg:width="1.6898in" svg:height="0.2437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5">. . . (5)</text:span></text:p>
      <text:p text:style-name="P18"><text:span text:style-name="T27">d</text:span>uring our experiments we found that setting <text:span text:style-name="T7">λ = 0</text:span> is a reasonable choice when there is substantial <text:span text:style-name="T7">camera motion</text:span>. In this setting, only appearance information are used in the association cost term.</text:p>
      <text:p text:style-name="P18">where we call an association admissible if it is within the gating region of both metrics:</text:p>
      <text:p text:style-name="P18"><draw:frame draw:style-name="fr1" draw:name="Object14" text:anchor-type="as-char" svg:y="-0.2827in" svg:width="0.9654in" svg:height="0.448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. . . <text:span text:style-name="T25">(6)</text:span></text:p>
      <text:p text:style-name="P18"/>
      <text:p text:style-name="P20">full algorithm:</text:p>
      <text:p text:style-name="P19">Input: Track indices <text:span text:style-name="T7">T</text:span> = {1, . . . , N}, Detection indices <text:span text:style-name="T7">D</text:span> = {1, . . . , M}, Maximum age <text:span text:style-name="T7"><draw:frame draw:style-name="fr3" draw:name="Object15" text:anchor-type="as-char" svg:y="-0.1484in" svg:width="0.3783in" svg:height="0.2091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9">1: Compute cost matrix <draw:frame draw:style-name="fr3" draw:name="Object16" text:anchor-type="as-char" svg:y="-0.1484in" svg:width="0.6563in" svg:height="0.2091in" draw:z-index="15"><draw:object xlink:href="./Object 16" xlink:type="simple" xlink:show="embed" xlink:actuate="onLoad"/><draw:image xlink:href="./ObjectReplacements/Object 16" xlink:type="simple" xlink:show="embed" xlink:actuate="onLoad"/></draw:frame>using Equation. 5</text:p>
      <text:p text:style-name="P19">2: Compute gate matrix <draw:frame draw:style-name="fr3" draw:name="Object17" text:anchor-type="as-char" svg:y="-0.1484in" svg:width="0.6535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using Equation. 6</text:p>
      <text:p text:style-name="P19">3: Initialize set of matches <text:span text:style-name="T7">M ← </text:span><text:span text:style-name="T6">∅</text:span></text:p>
      <text:p text:style-name="P19">4: Initialize set of unmatched <text:span text:style-name="T26">detection's</text:span> <text:span text:style-name="T7">U ← D</text:span></text:p>
      <text:p text:style-name="P19">5: for n ∈ {1, . . . , <draw:frame draw:style-name="fr3" draw:name="Object18" text:anchor-type="as-char" svg:y="-0.1484in" svg:width="0.3783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} do</text:p>
      <text:p text:style-name="P19">6: Select tracks by age <draw:frame draw:style-name="fr3" draw:name="Object20" text:anchor-type="as-char" svg:y="-0.1484in" svg:width="0.2417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s/>← {i ∈ <text:span text:style-name="T7">T</text:span> | <draw:frame draw:style-name="fr3" draw:name="Object19" text:anchor-type="as-char" svg:y="-0.1484in" svg:width="0.198in" svg:height="0.2091in" draw:z-index="18"><draw:object xlink:href="./Object 19" xlink:type="simple" xlink:show="embed" xlink:actuate="onLoad"/><draw:image xlink:href="./ObjectReplacements/Object 19" xlink:type="simple" xlink:show="embed" xlink:actuate="onLoad"/></draw:frame><text:s/>= n}</text:p>
      <text:p text:style-name="P19">7: <draw:frame draw:style-name="fr3" draw:name="Object22" text:anchor-type="as-char" svg:y="-0.1484in" svg:width="0.4071in" svg:height="0.2091in" draw:z-index="21"><draw:object xlink:href="./Object 22" xlink:type="simple" xlink:show="embed" xlink:actuate="onLoad"/><draw:image xlink:href="./ObjectReplacements/Object 22" xlink:type="simple" xlink:show="embed" xlink:actuate="onLoad"/></draw:frame><text:s/>← min cost matching<draw:frame draw:style-name="fr3" draw:name="Object21" text:anchor-type="as-char" svg:y="-0.152in" svg:width="0.7819in" svg:height="0.21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9">8: <text:span text:style-name="T7">M</text:span> ← <text:span text:style-name="T7">M</text:span> ∪ {(i, j) |<draw:frame draw:style-name="fr3" draw:name="Object23" text:anchor-type="as-char" svg:y="-0.1484in" svg:width="0.7807in" svg:height="0.2091in" draw:z-index="22"><draw:object xlink:href="./Object 23" xlink:type="simple" xlink:show="embed" xlink:actuate="onLoad"/><draw:image xlink:href="./ObjectReplacements/Object 23" xlink:type="simple" xlink:show="embed" xlink:actuate="onLoad"/></draw:frame>}</text:p>
      <text:p text:style-name="P19">9: <text:span text:style-name="T7">U</text:span> ← <text:span text:style-name="T7">U</text:span> \ {j | <draw:frame draw:style-name="fr3" draw:name="Object24" text:anchor-type="as-char" svg:y="-0.1701in" svg:width="1.0035in" svg:height="0.3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}</text:p>
      <text:p text:style-name="P19">10: <text:span text:style-name="T7">end for</text:span></text:p>
      <text:p text:style-name="P19">11: <text:span text:style-name="T7">return M, 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07:00:14.622570072</meta:creation-date>
    <meta:generator>LibreOffice/6.0.7.3$Linux_X86_64 LibreOffice_project/00m0$Build-3</meta:generator>
    <dc:date>2020-09-03T16:33:57.025956746</dc:date>
    <meta:editing-duration>PT1H13M1S</meta:editing-duration>
    <meta:editing-cycles>12</meta:editing-cycles>
    <meta:document-statistic meta:table-count="0" meta:image-count="0" meta:object-count="24" meta:page-count="2" meta:paragraph-count="57" meta:word-count="943" meta:character-count="5709" meta:non-whitespace-character-count="4806"/>
  </office:meta>
</office:document-meta>
</file>

<file path=Object 1/content.xml><?xml version="1.0" encoding="utf-8"?>
<math xmlns="http://www.w3.org/1998/Math/MathML" display="block">
  <semantics>
    <mrow>
      <msup>
        <mi>d</mi>
        <mrow>
          <mo fence="true" stretchy="false">(</mo>
          <mrow>
            <mn>1</mn>
          </mrow>
          <mo fence="true" stretchy="false">)</mo>
        </mrow>
      </msup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d</mi>
                  <mi>j</mi>
                </msub>
                <mo stretchy="false">−</mo>
                <msub>
                  <mi>y</mi>
                  <mi>i</mi>
                </msub>
              </mrow>
            </mrow>
            <mo fence="true" stretchy="false">)</mo>
          </mrow>
          <mi>T</mi>
        </msup>
      </mrow>
      <msubsup>
        <mi>S</mi>
        <mi>i</mi>
        <mrow>
          <mo stretchy="false">−</mo>
          <mn>1</mn>
        </mrow>
      </msubsup>
      <mrow>
        <mo fence="true" stretchy="false">(</mo>
        <mrow>
          <mrow>
            <msub>
              <mi>d</mi>
              <mi>j</mi>
            </msub>
            <mo stretchy="false">−</mo>
            <msub>
              <mi>y</mi>
              <mi>i</mi>
            </msub>
          </mrow>
        </mrow>
        <mo fence="true" stretchy="false">)</mo>
      </mrow>
    </mrow>
    <annotation encoding="StarMath 5.0">d^{( 1 )}( i,j ) = ( d_{j} -  y_{i})^T S_{i}^-1 ( d_{j} -  y_{i})</annotation>
  </semantics>
</math>
</file>

<file path=Object 10/content.xml><?xml version="1.0" encoding="utf-8"?>
<math xmlns="http://www.w3.org/1998/Math/MathML" display="block">
  <semantics>
    <mrow>
      <msub>
        <mi>L</mi>
        <mi>k</mi>
      </msub>
      <mo stretchy="false">=</mo>
      <mn>100</mn>
    </mrow>
    <annotation encoding="StarMath 5.0">L_k = 100</annotation>
  </semantics>
</math>
</file>

<file path=Object 11/content.xml><?xml version="1.0" encoding="utf-8"?>
<math xmlns="http://www.w3.org/1998/Math/MathML" display="block">
  <semantics>
    <mrow>
      <msup>
        <mi>d</mi>
        <mrow>
          <mo fence="true" stretchy="false">(</mo>
          <mrow>
            <mn>2</mn>
          </mrow>
          <mo fence="true" stretchy="false">)</mo>
        </mrow>
      </msup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min</mi>
      </mrow>
      <mrow>
        <mo fence="true" stretchy="false">{</mo>
        <mrow>
          <mrow>
            <mrow>
              <mn>1</mn>
              <mo stretchy="false">−</mo>
              <msubsup>
                <mi>r</mi>
                <mi>j</mi>
                <mi>T</mi>
              </msubsup>
            </mrow>
            <mrow>
              <msubsup>
                <mi>r</mi>
                <mi>k</mi>
                <mrow>
                  <mo fence="true" stretchy="false">(</mo>
                  <mrow>
                    <mi>i</mi>
                  </mrow>
                  <mo fence="true" stretchy="false">)</mo>
                </mrow>
              </msubsup>
              <mo stretchy="false">∣</mo>
              <msubsup>
                <mi>r</mi>
                <mi>k</mi>
                <mrow>
                  <mo fence="true" stretchy="false">(</mo>
                  <mrow>
                    <mi>i</mi>
                  </mrow>
                  <mo fence="true" stretchy="false">)</mo>
                </mrow>
              </msubsup>
              <mo stretchy="false">∈</mo>
              <msub>
                <mi>R</mi>
                <mi>i</mi>
              </msub>
            </mrow>
          </mrow>
        </mrow>
        <mo fence="true" stretchy="false">}</mo>
      </mrow>
    </mrow>
    <annotation encoding="StarMath 5.0">d^{( 2 )}( i,j ) = min lbrace 1-r_j^{T}r_k^{(i)}  divides  r_k^{(i)} in R_i rbrace</annotation>
  </semantics>
</math>
</file>

<file path=Object 12/content.xml><?xml version="1.0" encoding="utf-8"?>
<math xmlns="http://www.w3.org/1998/Math/MathML" display="block">
  <semantics>
    <mrow>
      <msubsup>
        <mi>b</mi>
        <mrow>
          <mi>i</mi>
          <mi>,</mi>
          <mi>j</mi>
        </mrow>
        <mrow>
          <mo fence="true" stretchy="false">(</mo>
          <mrow>
            <mn>2</mn>
          </mrow>
          <mo fence="true" stretchy="false">)</mo>
        </mrow>
      </msubsup>
      <mo stretchy="false">=</mo>
      <mrow>
        <mo fence="true" stretchy="false">[</mo>
        <mrow>
          <mrow>
            <msup>
              <mi>d</mi>
              <mrow>
                <mo fence="true" stretchy="false">(</mo>
                <mrow>
                  <mn>2</mn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≤</mo>
              <msup>
                <mi>t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</mrow>
        </mrow>
        <mo fence="true" stretchy="false">]</mo>
      </mrow>
    </mrow>
    <annotation encoding="StarMath 5.0">b_{i,j}^{( 2 )} = [d^{( 2 )}( i,j )&lt;= t^{(2)}]</annotation>
  </semantics>
</math>
</file>

<file path=Object 13/content.xml><?xml version="1.0" encoding="utf-8"?>
<math xmlns="http://www.w3.org/1998/Math/MathML" display="block">
  <semantics>
    <mrow>
      <mrow>
        <msub>
          <mi>c</mi>
          <mrow>
            <mi>i</mi>
            <mi>,</mi>
            <mi>j</mi>
          </mrow>
        </msub>
        <mo stretchy="false">=</mo>
        <mi>λ</mi>
      </mrow>
      <mrow>
        <msubsup>
          <mi>d</mi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>
            <mo fence="true" stretchy="false">(</mo>
            <mrow>
              <mn>1</mn>
            </mrow>
            <mo fence="true" stretchy="false">)</mo>
          </mrow>
        </msubsup>
        <mo stretchy="false">+</mo>
        <mrow>
          <mo fence="true" stretchy="false">(</mo>
          <mrow>
            <mrow>
              <mn>1</mn>
              <mo stretchy="false">−</mo>
              <mi>λ</mi>
            </mrow>
          </mrow>
          <mo fence="true" stretchy="false">)</mo>
        </mrow>
      </mrow>
      <msubsup>
        <mi>d</mi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row>
          <mo fence="true" stretchy="false">(</mo>
          <mrow>
            <mn>2</mn>
          </mrow>
          <mo fence="true" stretchy="false">)</mo>
        </mrow>
      </msubsup>
    </mrow>
    <annotation encoding="StarMath 5.0">c_{i,j}= %lambda d^(1)_(i,j) + ( 1-%lambda )d^(2)_(i,j)</annotation>
  </semantics>
</math>
</file>

<file path=Object 14/content.xml><?xml version="1.0" encoding="utf-8"?>
<math xmlns="http://www.w3.org/1998/Math/MathML" display="block">
  <semantics>
    <mrow>
      <mrow>
        <msub>
          <mi>b</mi>
          <mrow>
            <mi>i</mi>
            <mi>,</mi>
            <mi>j</mi>
          </mrow>
        </msub>
        <mo stretchy="false">=</mo>
        <mrow>
          <munderover>
            <mo stretchy="false">∏</mo>
            <mrow>
              <mi>m</mi>
              <mo stretchy="false">=</mo>
              <mn>1</mn>
            </mrow>
            <mn>2</mn>
          </munderover>
          <msubsup>
            <mi>b</mi>
            <mrow>
              <mi>i</mi>
              <mi>,</mi>
              <mi>j</mi>
            </mrow>
            <mrow>
              <mo fence="true" stretchy="false">(</mo>
              <mrow>
                <mi>m</mi>
              </mrow>
              <mo fence="true" stretchy="false">)</mo>
            </mrow>
          </msubsup>
        </mrow>
      </mrow>
      <mi>.</mi>
    </mrow>
    <annotation encoding="StarMath 5.0">b_{i,j} = prod from{m=1} to{2}b_{i,j}^(m).</annotation>
  </semantics>
</math>
</file>

<file path=Object 15/content.xml><?xml version="1.0" encoding="utf-8"?>
<math xmlns="http://www.w3.org/1998/Math/MathML" display="block">
  <semantics>
    <msub>
      <mi>A</mi>
      <mi mathvariant="italic">max</mi>
    </msub>
    <annotation encoding="StarMath 5.0">A_max</annotation>
  </semantics>
</math>
</file>

<file path=Object 16/content.xml><?xml version="1.0" encoding="utf-8"?>
<math xmlns="http://www.w3.org/1998/Math/MathML" display="block">
  <semantics>
    <mrow>
      <mi>C</mi>
      <mo stretchy="false">=</mo>
      <mrow>
        <mo fence="true" stretchy="false">⌈</mo>
        <mrow>
          <msub>
            <mi>c</mi>
            <mrow>
              <mi>i</mi>
              <mi>,</mi>
              <mi>j</mi>
            </mrow>
          </msub>
        </mrow>
        <mo fence="true" stretchy="false">⌉</mo>
      </mrow>
    </mrow>
    <annotation encoding="StarMath 5.0">C = lceil c_{i,j} rceil </annotation>
  </semantics>
</math>
</file>

<file path=Object 17/content.xml><?xml version="1.0" encoding="utf-8"?>
<math xmlns="http://www.w3.org/1998/Math/MathML" display="block">
  <semantics>
    <mrow>
      <mi>B</mi>
      <mo stretchy="false">=</mo>
      <mrow>
        <mo fence="true" stretchy="false">⌈</mo>
        <mrow>
          <msub>
            <mi>b</mi>
            <mrow>
              <mi>i</mi>
              <mi>,</mi>
              <mi>j</mi>
            </mrow>
          </msub>
        </mrow>
        <mo fence="true" stretchy="false">⌉</mo>
      </mrow>
    </mrow>
    <annotation encoding="StarMath 5.0">B= lceil b_{i,j} rceil </annotation>
  </semantics>
</math>
</file>

<file path=Object 18/content.xml><?xml version="1.0" encoding="utf-8"?>
<math xmlns="http://www.w3.org/1998/Math/MathML" display="block">
  <semantics>
    <msub>
      <mi>A</mi>
      <mi mathvariant="italic">max</mi>
    </msub>
    <annotation encoding="StarMath 5.0">A_max</annotation>
  </semantics>
</math>
</file>

<file path=Object 19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>y</mi>
            <mi>i</mi>
          </msub>
          <mi>,</mi>
          <msub>
            <mi>s</mi>
            <mi>i</mi>
          </msub>
        </mrow>
      </mrow>
      <mo fence="true" stretchy="false">)</mo>
    </mrow>
    <annotation encoding="StarMath 5.0">( y_{i} ,  s_{i})</annotation>
  </semantics>
</math>
</file>

<file path=Object 20/content.xml><?xml version="1.0" encoding="utf-8"?>
<math xmlns="http://www.w3.org/1998/Math/MathML" display="block">
  <semantics>
    <msub>
      <mi>T</mi>
      <mi>n</mi>
    </msub>
    <annotation encoding="StarMath 5.0">T_n</annotation>
  </semantics>
</math>
</file>

<file path=Object 21/content.xml><?xml version="1.0" encoding="utf-8"?>
<math xmlns="http://www.w3.org/1998/Math/MathML" display="block">
  <semantics>
    <mrow>
      <mo fence="true" stretchy="false">(</mo>
      <mrow>
        <mrow>
          <mi>C</mi>
          <mi>,</mi>
          <msub>
            <mi>T</mi>
            <mi>n</mi>
          </msub>
          <mi>,</mi>
          <mi>U</mi>
        </mrow>
      </mrow>
      <mo fence="true" stretchy="false">)</mo>
    </mrow>
    <annotation encoding="StarMath 5.0">(C,T_n, U)</annotation>
  </semantics>
</math>
</file>

<file path=Object 22/content.xml><?xml version="1.0" encoding="utf-8"?>
<math xmlns="http://www.w3.org/1998/Math/MathML" display="block">
  <semantics>
    <mrow>
      <mo fence="true" stretchy="false">[</mo>
      <mrow>
        <msub>
          <mi>x</mi>
          <mrow>
            <mi>i</mi>
            <mi>,</mi>
            <mi>j</mi>
          </mrow>
        </msub>
      </mrow>
      <mo fence="true" stretchy="false">]</mo>
    </mrow>
    <annotation encoding="StarMath 5.0">[x_{i,j }]</annotation>
  </semantics>
</math>
</file>

<file path=Object 23/content.xml><?xml version="1.0" encoding="utf-8"?>
<math xmlns="http://www.w3.org/1998/Math/MathML" display="block">
  <semantics>
    <mrow>
      <msub>
        <mi>b</mi>
        <mrow>
          <mi>i</mi>
          <mi>,</mi>
          <mi>j</mi>
        </mrow>
      </msub>
      <mi>.</mi>
      <mrow>
        <msub>
          <mi>x</mi>
          <mrow>
            <mi>i</mi>
            <mi>,</mi>
            <mi>j</mi>
          </mrow>
        </msub>
        <mo stretchy="false">&gt;</mo>
        <mn>0</mn>
      </mrow>
    </mrow>
    <annotation encoding="StarMath 5.0">b_{i,j} . x_{ i,j } &gt; 0</annotation>
  </semantics>
</math>
</file>

<file path=Object 24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b</mi>
          <mrow>
            <mi>i</mi>
            <mi>,</mi>
            <mi>j</mi>
          </mrow>
        </msub>
      </mrow>
      <mi>.</mi>
      <mrow>
        <msub>
          <mi>x</mi>
          <mrow>
            <mi>i</mi>
            <mi>,</mi>
            <mi>j</mi>
          </mrow>
        </msub>
        <mo stretchy="false">&gt;</mo>
        <mn>0</mn>
      </mrow>
    </mrow>
    <annotation encoding="StarMath 5.0">sum from{i} b_{i,j} . x_{ i,j } &gt; 0</annotation>
  </semantics>
</math>
</file>

<file path=Object 3/content.xml><?xml version="1.0" encoding="utf-8"?>
<math xmlns="http://www.w3.org/1998/Math/MathML" display="block">
  <semantics>
    <msub>
      <mi>d</mi>
      <mi>j</mi>
    </msub>
    <annotation encoding="StarMath 5.0">d_{j}</annotation>
  </semantics>
</math>
</file>

<file path=Object 4/content.xml><?xml version="1.0" encoding="utf-8"?>
<math xmlns="http://www.w3.org/1998/Math/MathML" display="block">
  <semantics>
    <mrow>
      <msubsup>
        <mi>b</mi>
        <mrow>
          <mi>i</mi>
          <mi>,</mi>
          <mi>j</mi>
        </mrow>
        <mrow>
          <mo fence="true" stretchy="false">(</mo>
          <mrow>
            <mn>1</mn>
          </mrow>
          <mo fence="true" stretchy="false">)</mo>
        </mrow>
      </msubsup>
      <mo stretchy="false">=</mo>
      <mrow>
        <mo fence="true" stretchy="false">[</mo>
        <mrow>
          <mrow>
            <msup>
              <mi>d</mi>
              <mrow>
                <mo fence="true" stretchy="false">(</mo>
                <mrow>
                  <mn>1</mn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≤</mo>
              <msup>
                <mi>t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</mrow>
          </mrow>
        </mrow>
        <mo fence="true" stretchy="false">]</mo>
      </mrow>
    </mrow>
    <annotation encoding="StarMath 5.0">b_{i,j}^{( 1 )} = [d^{( 1 )}( i,j )&lt;= t^{(1)}]</annotation>
  </semantics>
</math>
</file>

<file path=Object 5/content.xml><?xml version="1.0" encoding="utf-8"?>
<math xmlns="http://www.w3.org/1998/Math/MathML" display="block">
  <semantics>
    <mrow>
      <msup>
        <mi>t</mi>
        <mrow>
          <mo fence="true" stretchy="false">(</mo>
          <mrow>
            <mn>1</mn>
          </mrow>
          <mo fence="true" stretchy="false">)</mo>
        </mrow>
      </msup>
      <mo stretchy="false">=</mo>
      <mn>9.4877</mn>
    </mrow>
    <annotation encoding="StarMath 5.0">t^{(1)} = 9.4877</annotation>
  </semantics>
</math>
</file>

<file path=Object 6/content.xml><?xml version="1.0" encoding="utf-8"?>
<math xmlns="http://www.w3.org/1998/Math/MathML" display="block">
  <semantics>
    <msub>
      <mi>d</mi>
      <mi>j</mi>
    </msub>
    <annotation encoding="StarMath 5.0">d_j</annotation>
  </semantics>
</math>
</file>

<file path=Object 7/content.xml><?xml version="1.0" encoding="utf-8"?>
<math xmlns="http://www.w3.org/1998/Math/MathML" display="block">
  <semantics>
    <msub>
      <mi>r</mi>
      <mi>j</mi>
    </msub>
    <annotation encoding="StarMath 5.0">r_j</annotation>
  </semantics>
</math>
</file>

<file path=Object 8/content.xml><?xml version="1.0" encoding="utf-8"?>
<math xmlns="http://www.w3.org/1998/Math/MathML" display="block">
  <semantics>
    <mrow>
      <mrow>
        <mo fence="true" stretchy="false">‖</mo>
        <mrow>
          <msub>
            <mi>r</mi>
            <mi>j</mi>
          </msub>
        </mrow>
        <mo fence="true" stretchy="false">‖</mo>
      </mrow>
      <mo stretchy="false">=</mo>
      <mn>1</mn>
    </mrow>
    <annotation encoding="StarMath 5.0">ldline r_j rdline  = 1</annotation>
  </semantics>
</math>
</file>

<file path=Object 9/content.xml><?xml version="1.0" encoding="utf-8"?>
<math xmlns="http://www.w3.org/1998/Math/MathML" display="block">
  <semantics>
    <mrow>
      <msub>
        <mi>R</mi>
        <mi>k</mi>
      </msub>
      <mo stretchy="false">=</mo>
      <msubsup>
        <mrow>
          <mo fence="true" stretchy="false">{</mo>
          <mrow>
            <msubsup>
              <mi>r</mi>
              <mi>k</mi>
              <mrow>
                <mo fence="true" stretchy="false">(</mo>
                <mrow>
                  <mi>i</mi>
                </mrow>
                <mo fence="true" stretchy="false">)</mo>
              </mrow>
            </msubsup>
          </mrow>
          <mo fence="true" stretchy="false">}</mo>
        </mrow>
        <mrow>
          <mi>k</mi>
          <mo stretchy="false">=</mo>
          <mn>1</mn>
        </mrow>
        <msub>
          <mi>L</mi>
          <mi>k</mi>
        </msub>
      </msubsup>
    </mrow>
    <annotation encoding="StarMath 5.0">R_k = lbrace r_k^(i) rbrace ^{L_k}_{k=1}</annotation>
  </semantics>
</math>
</file>